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Microsoft YaHei" svg:font-family="Microsoft YaHei" style:font-family-generic="swiss"/>
    <style:font-face style:name="Calibri" svg:font-family="Calibri" style:font-family-generic="swiss"/>
    <style:font-face style:name="Segoe UI" svg:font-family="Segoe UI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22" style:family="paragraph" style:parent-style-name="Standard">
      <style:paragraph-properties text:number-lines="true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P23" style:family="paragraph" style:parent-style-name="Standard">
      <style:paragraph-properties text:number-lines="true"/>
      <style:text-properties style:font-name="Calibri" fo:font-size="14pt" style:font-name-asian="Calibri" style:font-size-asian="14pt" style:font-name-complex="Calibri" style:font-size-complex="14pt"/>
    </style:style>
    <style:style style:name="P24" style:family="paragraph" style:parent-style-name="Text_20_body">
      <style:paragraph-properties fo:margin-bottom="0.000cm" text:number-lines="true"/>
      <style:text-properties style:font-name="Calibri" fo:font-size="14pt" style:font-name-asian="Calibri" style:font-size-asian="14pt" style:font-name-complex="Calibri" style:font-size-complex="14pt"/>
    </style:style>
    <style:style style:name="P25" style:family="paragraph" style:parent-style-name="Text_20_body">
      <style:paragraph-properties fo:margin-bottom="0.000cm" text:number-lines="true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26" style:family="paragraph" style:parent-style-name="Standard">
      <style:paragraph-properties fo:widows="2" fo:orphans="2" text:number-lines="true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27" style:family="paragraph" style:parent-style-name="Standard">
      <style:paragraph-properties text:number-lines="true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28" style:family="paragraph" style:parent-style-name="Standard">
      <style:paragraph-properties fo:widows="2" fo:orphans="2" text:number-lines="true"/>
      <style:text-properties style:font-name="Calibri" fo:font-size="14pt" style:font-name-asian="Calibri" style:font-size-asian="14pt" style:font-name-complex="Calibri" style:font-size-complex="14pt"/>
    </style:style>
    <style:style style:name="P29" style:family="paragraph" style:parent-style-name="Standard">
      <style:paragraph-properties text:number-lines="true"/>
      <style:text-properties style:font-name="Calibri" fo:font-size="14pt" style:font-name-asian="Calibri" style:font-size-asian="14pt" style:font-name-complex="Calibri" style:font-size-complex="14pt" style:text-underline-style="solid" style:text-underline-mode="continuous" style:text-underline-width="auto" style:text-underline-color="font-color"/>
    </style:style>
    <style:style style:name="P30" style:family="paragraph" style:parent-style-name="Standard">
      <style:paragraph-properties text:number-lines="true"/>
      <style:text-properties style:font-name="Calibri" fo:font-size="14pt" style:font-name-asian="Calibri" style:font-size-asian="14pt" style:font-name-complex="Calibri" style:font-size-complex="14pt" fo:color="#00ccff"/>
    </style:style>
    <style:style style:name="P31" style:family="paragraph" style:parent-style-name="Standard">
      <style:paragraph-properties text:number-lines="true"/>
      <style:text-properties style:font-name="Calibri" fo:font-size="14pt" style:font-name-asian="Calibri" style:font-size-asian="14pt" style:font-name-complex="Calibri" style:font-size-complex="14pt" fo:color="#00cc33"/>
    </style:style>
    <style:style style:name="P32" style:family="paragraph" style:parent-style-name="Standard">
      <style:paragraph-properties text:number-lines="true"/>
      <style:text-properties style:font-name="Calibri" fo:font-size="14pt" style:font-name-asian="Calibri" style:font-size-asian="14pt" style:font-name-complex="Calibri" style:font-size-complex="14pt" fo:color="#ff3333"/>
    </style:style>
    <style:style style:name="P33" style:family="paragraph" style:parent-style-name="Standard">
      <style:paragraph-properties text:number-lines="true"/>
      <style:text-properties style:font-name="Calibri" fo:font-style="italic" style:font-name-asian="Calibri" style:font-style-asian="italic" style:font-name-complex="Calibri" style:font-style-complex="italic"/>
    </style:style>
    <style:style style:name="P35" style:family="paragraph" style:parent-style-name="Standard">
      <style:paragraph-properties text:number-lines="true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0" style:family="text">
      <style:text-properties style:font-name="Calibri" fo:font-size="18pt" fo:font-weight="bold" fo:font-style="normal" fo:language="fr" fo:country="fr" style:font-name-asian="Calibri" style:font-size-asian="18pt" style:font-weight-asian="bold" style:font-style-asian="normal" style:language-asian="zh" style:country-asian="cn" style:font-name-complex="Calibri" style:font-size-complex="18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Calibri" fo:font-size="14pt" fo:font-weight="normal" fo:font-style="normal" fo:language="fr" fo:country="fr" style:font-name-asian="Calibri" style:font-size-asian="14pt" style:font-weight-asian="normal" style:font-style-asian="normal" style:language-asian="zh" style:country-asian="cn" style:font-name-complex="Calibri" style:font-size-complex="14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alibri" fo:font-size="14pt" fo:font-weight="normal" fo:font-style="normal" fo:language="fr" fo:country="fr" style:font-name-asian="Calibri" style:font-size-asian="14pt" style:font-weight-asian="normal" style:font-style-asian="normal" style:language-asian="zh" style:country-asian="cn" style:font-name-complex="Calibri" style:font-size-complex="14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solid" style:text-underline-mode="continuous" style:text-underline-width="auto" style:text-underline-color="font-color" style:text-line-through-style="none" fo:letter-spacing="normal" style:text-scale="100%" style:letter-kerning="true" text:display="true"/>
    </style:style>
    <style:style style:name="T14" style:family="text">
      <style:text-properties fo:color="#00ccff"/>
    </style:style>
    <style:style style:name="T15" style:family="text">
      <style:text-properties style:font-name="Calibri" fo:font-size="14pt" fo:font-weight="normal" fo:font-style="normal" fo:language="fr" fo:country="fr" style:font-name-asian="Calibri" style:font-size-asian="14pt" style:font-weight-asian="normal" style:font-style-asian="normal" style:language-asian="zh" style:country-asian="cn" style:font-name-complex="Calibri" style:font-size-complex="14pt" style:font-weight-complex="normal" style:font-style-complex="normal" style:language-complex="hi" style:country-complex="in" fo:font-variant="normal" fo:text-transform="none" fo:color="#00cc33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6" style:family="text">
      <style:text-properties style:font-name="Calibri" fo:font-size="14pt" fo:font-weight="normal" fo:font-style="normal" fo:language="fr" fo:country="fr" style:font-name-asian="Calibri" style:font-size-asian="14pt" style:font-weight-asian="normal" style:font-style-asian="normal" style:language-asian="zh" style:country-asian="cn" style:font-name-complex="Calibri" style:font-size-complex="14pt" style:font-weight-complex="normal" style:font-style-complex="normal" style:language-complex="hi" style:country-complex="in" fo:font-variant="normal" fo:text-transform="none" fo:color="#ff3333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7" style:family="text">
      <style:text-properties style:font-name="Calibri" fo:font-size="12pt" fo:font-weight="normal" fo:font-style="italic" fo:language="fr" fo:country="fr" style:font-name-asian="Calibri" style:font-size-asian="12pt" style:font-weight-asian="normal" style:font-style-asian="italic" style:language-asian="zh" style:country-asian="cn" style:font-name-complex="Calibri" style:font-size-complex="12pt" style:font-weight-complex="normal" style:font-style-complex="italic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8" style:family="text">
      <style:text-properties fo:font-size="16pt" fo:font-weight="bold" style:font-weight-asian="bold" style:font-weight-complex="bold" style:font-style-complex="italic"/>
    </style:style>
    <style:style style:name="T19" style:family="text">
      <style:text-properties fo:font-size="12pt" fo:font-style="italic" style:font-style-asian="italic" style:text-position="0% 100%"/>
    </style:style>
    <style:style style:name="T20" style:family="text">
      <style:text-properties fo:font-size="18pt" style:text-position="0% 100%"/>
    </style:style>
    <style:style style:name="T21" style:family="text">
      <style:text-properties fo:font-weight="normal" style:font-weight-asian="normal" style:font-weight-complex="normal" style:font-style-complex="italic" fo:color="#000000"/>
    </style:style>
    <style:style style:name="T22" style:family="text">
      <style:text-properties style:font-style-complex="italic"/>
    </style:style>
    <style:style style:name="T23" style:family="text">
      <style:text-properties style:font-style-complex="italic"/>
    </style:style>
    <style:style style:name="T24" style:family="text">
      <style:text-properties style:font-name="Segoe UI" fo:font-size="9.8pt" fo:font-weight="bold" style:font-weight-asian="bold" style:font-weight-complex="bold" fo:color="#00b8ff"/>
    </style:style>
    <style:style style:name="T25" style:family="text">
      <style:text-properties fo:color="#6600cc"/>
    </style:style>
    <style:style style:name="T26" style:family="text">
      <style:text-properties fo:color="#ff6600"/>
    </style:style>
    <style:style style:name="T30" style:family="text">
      <style:text-properties style:font-name="Calibri" fo:font-size="16pt" fo:font-weight="bold" fo:font-style="normal" fo:language="fr" fo:country="fr" style:font-name-asian="Calibri" style:font-size-asian="16pt" style:font-weight-asian="bold" style:font-style-asian="normal" style:language-asian="zh" style:country-asian="cn" style:font-name-complex="Calibri" style:font-size-complex="16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au"/>
        <text:sequence-decl text:display-outline-level="0" text:name="Illustration"/>
        <text:sequence-decl text:display-outline-level="0" text:name="Image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2">Resumen de HTML</text:p>
        <text:p text:style-name="P23"/>
        <text:p text:style-name="P23"><text:span text:style-name="T12"><text:tab/></text:span><text:span text:style-name="T12">HTML (HyperText Markup Language)</text:span><text:span text:style-name="T12"><text:s/></text:span>es el lenguaje estándar para crear páginas web. Utiliza etiquetas para estructurar el contenido.</text:p>
        <text:p text:style-name="P23">Estructura básica:<text:line-break/></text:p>
        <text:p text:style-name="P23">&lt;!DOCTYPE html&gt;</text:p>
        <text:p text:style-name="P23">&lt;html<text:s/><text:span text:style-name="T14">lang=</text:span><text:span text:style-name="T14">"</text:span><text:span text:style-name="T14">es</text:span><text:span text:style-name="T14">"</text:span>&gt;</text:p>
        <text:p text:style-name="P23">&lt;head&gt;</text:p>
        <text:p text:style-name="P23"><text:s text:c="2"/><text:s/><text:s/>&lt;title&gt;Título de la página&lt;/title&gt;</text:p>
        <text:p text:style-name="P23">&lt;/head&gt;</text:p>
        <text:p text:style-name="P23">&lt;body&gt;</text:p>
        <text:p text:style-name="P23"><text:s text:c="2"/><text:s/><text:s/>&lt;!-- Contenido de la página --&gt;</text:p>
        <text:p text:style-name="P23">&lt;/body&gt;</text:p>
        <text:p text:style-name="P23">&lt;/html&gt;<text:line-break/><text:line-break/><text:span text:style-name="T18">Etiquetas más utilizadas</text:span></text:p>
        <text:p text:style-name="P24"/>
        <text:p text:style-name="P25">Encabezados:<text:s/></text:p>
        <text:p text:style-name="P23"/>
        <text:p text:style-name="P23">&lt;h1&gt;Encabezado principal&lt;/h1&gt;</text:p>
        <text:p text:style-name="P23">&lt;h2&gt;Encabezado secundario&lt;/h2&gt;</text:p>
        <text:p text:style-name="P23">&lt;!-- ... hasta<text:s/>&lt;h6&gt;<text:s/>→</text:p>
        <text:p text:style-name="P23"/>
        <text:p text:style-name="P26">Párrafos:</text:p>
        <text:p text:style-name="P23">&lt;p&gt;Este es un párrafo de texto.&lt;/p&gt;</text:p>
        <text:p text:style-name="P23"/>
        <text:p text:style-name="P27">Enlaces:</text:p>
        <text:p text:style-name="P23">&lt;a href="https://www.ejemplo.com"&gt;Enlace a ejemplo&lt;/a&gt;</text:p>
        <text:p text:style-name="P23"/>
        <text:p text:style-name="P23"/>
        <text:p text:style-name="P27">Imágenes:</text:p>
        <text:p text:style-name="P23">&lt;img src="ruta/imagen.jpg"<text:s/>alt="Descripción de la imagen"&gt;</text:p>
        <text:p text:style-name="P23"/>
        <text:p text:style-name="P27">Listas:</text:p>
        <text:p text:style-name="P23">&lt;ul&gt;</text:p>
        <text:p text:style-name="P23"><text:s text:c="2"/><text:s/><text:s/>&lt;li&gt;Elemento de lista no ordenada&lt;/li&gt;</text:p>
        <text:p text:style-name="P23">&lt;/ul&gt;</text:p>
        <text:p text:style-name="P23">Una lista desordenada se utiliza para agrupar elementos de lista sin un orden específico. Los elementos de la lista se marcan con viñetas (puntos).</text:p>
        <text:p text:style-name="P23"/>
        <text:p text:style-name="P33">&lt;!DOCTYPE html&gt;</text:p>
        <text:p text:style-name="P33">&lt;html lang="es"&gt;</text:p>
        <text:p text:style-name="P33">&lt;head&gt;</text:p>
        <text:p text:style-name="P33"><text:s text:c="4"/>&lt;meta charset="UTF-8"&gt;</text:p>
        <text:p text:style-name="P33"><text:s text:c="4"/>&lt;meta name="viewport" content="width=device-width, initial-scale=1.0"&gt;</text:p>
        <text:p text:style-name="P33"><text:s text:c="4"/>&lt;title&gt;Ejemplo de Lista Desordenada&lt;/title&gt;</text:p>
        <text:p text:style-name="P33">&lt;/head&gt;</text:p>
        <text:p text:style-name="P33">&lt;body&gt;</text:p>
        <text:p text:style-name="P33"><text:s text:c="4"/>&lt;h1&gt;Lista de Compras&lt;/h1&gt;</text:p>
        <text:p text:style-name="P33"><text:s text:c="4"/>&lt;ul&gt;</text:p>
        <text:p text:style-name="P33"><text:s text:c="8"/>&lt;li&gt;Pan&lt;/li&gt;</text:p>
        <text:p text:style-name="P33"><text:s text:c="8"/>&lt;li&gt;Leche&lt;/li&gt;</text:p>
        <text:p text:style-name="P33"><text:s text:c="8"/>&lt;li&gt;Huevos&lt;/li&gt;</text:p>
        <text:p text:style-name="P33"><text:s text:c="8"/>&lt;li&gt;Frutas&lt;/li&gt;</text:p>
        <text:p text:style-name="P33"><text:s text:c="4"/>&lt;/ul&gt;</text:p>
        <text:p text:style-name="P33">&lt;/body&gt;</text:p>
        <text:p text:style-name="P33">&lt;/html&gt;</text:p>
        <text:p text:style-name="P23">&lt;ol&gt;</text:p>
        <text:p text:style-name="P23"><text:s text:c="4"/>&lt;li&gt;Elemento de lista ordenada&lt;/li&gt;</text:p>
        <text:p text:style-name="P23">&lt;/ol&gt;</text:p>
        <text:p text:style-name="P23">Una lista ordenada se utiliza para agrupar elementos de lista en un orden específico. Los elementos de la lista se numeran automáticamente.<text:line-break/><text:span text:style-name="T19">&lt;!DOCTYPE html&gt;</text:span></text:p>
        <text:p text:style-name="P33">&lt;html lang="es"&gt;</text:p>
        <text:p text:style-name="P33">&lt;head&gt;</text:p>
        <text:p text:style-name="P33"><text:s text:c="4"/>&lt;meta charset="UTF-8"&gt;</text:p>
        <text:p text:style-name="P33"><text:s text:c="4"/>&lt;meta name="viewport" content="width=device-width, initial-scale=1.0"&gt;</text:p>
        <text:p text:style-name="P33"><text:s text:c="4"/>&lt;title&gt;Ejemplo de Lista Ordenada&lt;/title&gt;</text:p>
        <text:p text:style-name="P33">&lt;/head&gt;</text:p>
        <text:p text:style-name="P33">&lt;body&gt;</text:p>
        <text:p text:style-name="P33"><text:s text:c="4"/>&lt;h1&gt;Pasos para Hacer una Tarta&lt;/h1&gt;</text:p>
        <text:p text:style-name="P33"><text:s text:c="4"/>&lt;ol&gt;</text:p>
        <text:p text:style-name="P33"><text:s text:c="8"/>&lt;li&gt;Precalentar el horno a 180°C.&lt;/li&gt;</text:p>
        <text:p text:style-name="P33"><text:s text:c="8"/>&lt;li&gt;Mezclar los ingredientes secos.&lt;/li&gt;</text:p>
        <text:p text:style-name="P33"><text:s text:c="8"/>&lt;li&gt;Añadir los ingredientes húmedos.&lt;/li&gt;</text:p>
        <text:p text:style-name="P33"><text:s text:c="8"/>&lt;li&gt;Verter la mezcla en un molde.&lt;/li&gt;</text:p>
        <text:p text:style-name="P33"><text:s text:c="8"/>&lt;li&gt;Hornear durante 30 minutos.&lt;/li&gt;</text:p>
        <text:p text:style-name="P33"><text:s text:c="8"/>&lt;li&gt;Dejar enfriar antes de servir.&lt;/li&gt;</text:p>
        <text:p text:style-name="P33"><text:s text:c="4"/>&lt;/ol&gt;</text:p>
        <text:p text:style-name="P33">&lt;/body&gt;</text:p>
        <text:p text:style-name="P33">&lt;/html&gt;</text:p>
        <text:p text:style-name="P23"/>
        <text:p text:style-name="P23"/>
        <text:p text:style-name="P27">Divisiones:</text:p>
        <text:p text:style-name="P23">&lt;div&gt;Contenedor genérico&lt;/div&gt;</text:p>
        <text:p text:style-name="P23"/>
        <text:p text:style-name="P26">Span:</text:p>
        <text:p text:style-name="P28">El elemento &lt;span&gt; es un contenedor en línea utilizado para marcar una parte del texto o documento</text:p>
        <text:p text:style-name="P23">&lt;p&gt;Texto normal &lt;span style="color: red;"&gt;texto resaltado&lt;/span&gt;&lt;/p&gt;</text:p>
        <text:p text:style-name="P23"/>
        <text:p text:style-name="P27">Formularios:</text:p>
        <text:p text:style-name="P23">&lt;form&gt;</text:p>
        <text:p text:style-name="P23"><text:s text:c="4"/>&lt;input type="text" name="nombre"&gt;</text:p>
        <text:p text:style-name="P23"><text:s text:c="4"/>&lt;input type="submit" value="Enviar"&gt;</text:p>
        <text:p text:style-name="P23">&lt;/form&gt;</text:p>
        <text:p text:style-name="P23"/>
        <text:p text:style-name="P23"/>
        <text:p text:style-name="P27">Tablas:</text:p>
        <text:p text:style-name="P23">&lt;table&gt;</text:p>
        <text:p text:style-name="P23"><text:s text:c="4"/>&lt;tr&gt;</text:p>
        <text:p text:style-name="P23"><text:s text:c="8"/>&lt;th&gt;Encabezado&lt;/th&gt;</text:p>
        <text:p text:style-name="P23"><text:s text:c="4"/>&lt;/tr&gt;</text:p>
        <text:p text:style-name="P23"><text:s text:c="4"/>&lt;tr&gt;</text:p>
        <text:p text:style-name="P23"><text:s text:c="8"/>&lt;td&gt;Celda&lt;/td&gt;</text:p>
        <text:p text:style-name="P23"><text:s text:c="4"/>&lt;/tr&gt;</text:p>
        <text:p text:style-name="P23">&lt;/table&gt;</text:p>
        <text:p text:style-name="P23"/>
        <text:p text:style-name="P23"/>
        <text:p text:style-name="P26"><text:span text:style-name="T21">Las etiquetas anteriores se pueden agrupar en dos grandes grupos :</text:span></text:p>
        <text:p text:style-name="P26"><text:span text:style-name="T20"><text:s/></text:span><text:span text:style-name="T20"><text:s/></text:span><text:span text:style-name="T20"><text:s/></text:span><text:span text:style-name="T20">Semánticas:</text:span></text:p>
        <text:p text:style-name="P26"><text:span text:style-name="T21"><text:s text:c="3"/></text:span><text:span text:style-name="T21">Las etiquetas semánticas son aquellas que describen claramente el propósito y el contenido que contienen.</text:span><text:span text:style-name="T22"><text:line-break/></text:span><text:span text:style-name="T11">Mejoran la accesibilidad y SEO al describir el propósito del contenido.</text:span></text:p>
        <text:p text:style-name="P23"/>
        <text:p text:style-name="P23"><text:span text:style-name="T12">&lt;</text:span><text:span text:style-name="T12">header</text:span><text:span text:style-name="T12">&gt;</text:span>Encabezado de página,debe estar dentro del body&lt;/header&gt;</text:p>
        <text:p text:style-name="P23"><text:span text:style-name="T12">&lt;</text:span><text:span text:style-name="T12">nav</text:span><text:span text:style-name="T12">&gt;</text:span>Navegación&lt;/nav&gt;</text:p>
        <text:p text:style-name="P23"><text:span text:style-name="T12">&lt;</text:span><text:span text:style-name="T12">article</text:span><text:span text:style-name="T12">&gt;</text:span>: Contenido independiente y auto-contenido.&lt;/article&gt;</text:p>
        <text:p text:style-name="P23"><text:span text:style-name="T12">&lt;</text:span><text:span text:style-name="T12">section</text:span><text:span text:style-name="T12">&gt;</text:span>: Agrupa contenido temáticamente relacionado.&lt;/section&gt;</text:p>
        <text:p text:style-name="P23"><text:span text:style-name="T12">&lt;</text:span><text:span text:style-name="T12">main</text:span><text:span text:style-name="T12">&gt;</text:span>Contenido principal,debe estar dentro de body,<text:span text:style-name="T21">No debe estar dentro de elementos como </text:span><text:span text:style-name="T21">&lt;</text:span><text:span text:style-name="T21">header</text:span><text:span text:style-name="T21">&gt;</text:span><text:span text:style-name="T21">, </text:span><text:span text:style-name="T21">&lt;</text:span><text:span text:style-name="T21">footer</text:span><text:span text:style-name="T21">&gt;</text:span><text:span text:style-name="T21">, </text:span><text:span text:style-name="T21">&lt;</text:span><text:span text:style-name="T21">nav</text:span><text:span text:style-name="T21">&gt;</text:span><text:span text:style-name="T21">, </text:span><text:span text:style-name="T21">&lt;</text:span><text:span text:style-name="T21">aside</text:span><text:span text:style-name="T21">&gt;</text:span><text:span text:style-name="T21">, etc.</text:span><text:span text:style-name="T23">&lt;</text:span><text:span text:style-name="T23">/main</text:span><text:span text:style-name="T23">&gt;</text:span></text:p>
        <text:p text:style-name="P23"><text:span text:style-name="T12">&lt;</text:span><text:span text:style-name="T12">footer</text:span><text:span text:style-name="T12">&gt;</text:span>Pie de página,deb estar dentro de body&lt;/footer&gt;</text:p>
        <text:p text:style-name="P23"/>
        <text:p text:style-name="P26"><text:span text:style-name="T20"><text:s/></text:span><text:span text:style-name="T20"><text:s/></text:span><text:span text:style-name="T20"><text:s/></text:span><text:span text:style-name="T20">No Semánticas:</text:span></text:p>
        <text:p text:style-name="P26"><text:span text:style-name="T11"><text:s text:c="3"/></text:span><text:span text:style-name="T11">No describe el propósito específico del contenido que contiene, solo actúa como un contenedor general.</text:span><text:span text:style-name="T11"><text:line-break/></text:span><text:span text:style-name="T11">Utilizadas principalmente para estructurar y agrupar contenido sin describir su propósito específico.</text:span></text:p>
        <text:p text:style-name="P28"/>
        <text:p text:style-name="P23"><text:span text:style-name="T12">&lt;</text:span><text:span text:style-name="T12">body</text:span><text:span text:style-name="T12">&gt;</text:span><text:span text:style-name="T24"> </text:span><text:span text:style-name="T21">es un contenedor que engloba todo el contenido visible de una página web.</text:span><text:span text:style-name="T23">&lt;</text:span><text:span text:style-name="T23">/body</text:span><text:span text:style-name="T23">&gt;</text:span></text:p>
        <text:p text:style-name="P23"><text:span text:style-name="T12">&lt;</text:span><text:span text:style-name="T12">div</text:span><text:span text:style-name="T12">&gt;</text:span>Contenedor genérico&lt;/div&gt;</text:p>
        <text:p text:style-name="P23"><text:span text:style-name="T12">&lt;</text:span><text:span text:style-name="T12">p</text:span><text:span text:style-name="T12">&gt;</text:span>Texto normal<text:s/>&lt;span style="color: red;"&gt;texto resaltado&lt;/span&gt;&lt;/p&gt;</text:p>
        <text:p text:style-name="P28"><text:span text:style-name="T12">&lt;</text:span><text:span text:style-name="T12">span</text:span><text:span text:style-name="T12">&gt;</text:span><text:s/>es un contenedor en línea utilizado para marcar una parte del texto o documento.</text:p>
        <text:p text:style-name="P23"/>
        <text:p text:style-name="P23"/>
        <text:p text:style-name="P23"><text:span text:style-name="T12">Puntos clave</text:span>:</text:p>
        <text:p text:style-name="P23">Las etiquetas generalmente vienen en pares: una de apertura y otra de cierre.</text:p>
        <text:p text:style-name="P29">Algunas etiquetas (como &lt;img&gt;) son "self-closing" y no necesitan etiqueta de cierre.</text:p>
        <text:p text:style-name="P23">El atributo<text:span text:style-name="T12"><text:s/></text:span><text:span text:style-name="T12">class</text:span><text:span text:style-name="T12"><text:s/></text:span>se usa para aplicar estilos CSS o seleccionar elementos con JavaScript.</text:p>
        <text:p text:style-name="P23">El atributo<text:span text:style-name="T12"><text:s/></text:span><text:span text:style-name="T12">id</text:span><text:s/>se usa para identificar un elemento único en la página.</text:p>
        <text:p text:style-name="P23"/>
        <text:p text:style-name="P35">Explicación de la estructura básica :</text:p>
        <text:p text:style-name="P23"/>
        <text:p text:style-name="P27">&lt;!DOCTYPE html&gt;</text:p>
        <text:p text:style-name="P30">&lt;html lang="en"&gt;</text:p>
        <text:p text:style-name="P31">&lt;head&gt;</text:p>
        <text:p text:style-name="P23"><text:s text:c="4"/><text:span text:style-name="T25">&lt;meta charset="UTF-8"&gt;</text:span></text:p>
        <text:p text:style-name="P23"><text:s text:c="3"/><text:span text:style-name="T25"><text:s/></text:span><text:span text:style-name="T25">&lt;meta name="viewport" content="width=device-width, initial-scale=1.0"&gt;</text:span></text:p>
        <text:p text:style-name="P23"><text:s text:c="4"/><text:span text:style-name="T26">&lt;title&gt;</text:span>Document<text:span text:style-name="T26">&lt;/title&gt;</text:span></text:p>
        <text:p text:style-name="P31">&lt;/head&gt;</text:p>
        <text:p text:style-name="P32">&lt;body&gt;</text:p>
        <text:p text:style-name="P23"><text:s text:c="4"/></text:p>
        <text:p text:style-name="P32">&lt;/body&gt;</text:p>
        <text:p text:style-name="P23"><text:span text:style-name="T14">&lt;/html&gt;</text:span><text:line-break/><text:line-break/><text:span text:style-name="T12"><text:tab/></text:span><text:span text:style-name="T12">&lt;!DOCTYPE html&gt;</text:span>: Declara que este documento es HTML5.</text:p>
        <text:p text:style-name="P23"><text:s/></text:p>
        <text:p text:style-name="P23"><text:span text:style-name="T14">&lt;html lang="en"&gt;:</text:span><text:s/>El elemento raíz del documento HTML. El atributo lang="en" especifica que el idioma principal del documento es inglés.</text:p>
        <text:p text:style-name="P23"><text:span text:style-name="T15"><text:s/></text:span><text:span text:style-name="T15">&lt;head&gt;:</text:span><text:span text:style-name="T15"><text:s/></text:span>Contiene metadatos e información sobre el documento.</text:p>
        <text:p text:style-name="P23"><text:s/><text:span text:style-name="T25">&lt;meta charset="UTF-8"&gt;:</text:span><text:s/>Especifica la codificación de caracteres del documento (UTF-8 es el estándar para la mayoría de los sitios web).</text:p>
        <text:p text:style-name="P23"><text:s/><text:span text:style-name="T25">&lt;meta name="viewport" content="width=device-width, initial-scale=1.0"&gt;:</text:span><text:span text:style-name="T25"><text:s/></text:span>Configura la visualización para dispositivos móviles, haciendo que el ancho del viewport sea igual al ancho del dispositivo y estableciendo el nivel de zoom inicial.</text:p>
        <text:p text:style-name="P23"><text:s/><text:span text:style-name="T26">&lt;title&gt;:</text:span><text:s/>Define el título de la página que aparece en la pestaña del navegador.</text:p>
        <text:p text:style-name="P23"><text:span text:style-name="T16"><text:s/></text:span><text:span text:style-name="T16">&lt;body&gt;:</text:span><text:s/>Contiene todo el contenido visible de la página web.</text:p>
        <text:p text:style-name="P23"/>
        <text:p text:style-name="P23"><text:s/><text:span text:style-name="T12">Puntos clave adicionales:</text:span></text:p>
        <text:p text:style-name="P23">La<text:s/><text:span text:style-name="T13">estructura &lt;!DOCTYPE html&gt; al inicio es crucial</text:span><text:span text:style-name="T13"><text:s/></text:span>para que los navegadores interpreten correctamente el documento como HTML5.</text:p>
        <text:p text:style-name="P23">El<text:s/><text:span text:style-name="T13">elemento &lt;html&gt; debe incluir el atributo lang</text:span><text:s/>para especificar el idioma principal del documento, lo que ayuda a los motores de búsqueda y a las tecnologías de asistencia.</text:p>
        <text:p text:style-name="P23">Las etiquetas<text:s/><text:span text:style-name="T12">&lt;</text:span><text:span text:style-name="T12">meta</text:span><text:span text:style-name="T12">&gt;</text:span><text:s/>en el<text:s/>&lt;head&gt;<text:s/>son importantes para la configuración del documento y su visualización en diferentes dispositivos.</text:p>
        <text:p text:style-name="P23">El<text:s/><text:span text:style-name="T12">&lt;</text:span><text:span text:style-name="T12">title</text:span><text:span text:style-name="T12">&gt;</text:span><text:s/>es esencial para SEO  y para la experiencia del usuario al navegar entre pestañas.</text:p>
        <text:p text:style-name="P23"/>
        <text:p text:style-name="P23"><text:span text:style-name="T12">SEO significa "Search Engine Optimization"</text:span><text:span text:style-name="T12"><text:s/></text:span>(Optimización para Motores de Búsqueda).</text:p>
        <text:p text:style-name="P23">Es un conjunto de prácticas y técnicas diseñadas para mejorar la visibilidad y el<text:s/></text:p>
        <text:p text:style-name="P23">ranking de un sitio web o una página web en los resultados de los motores de búsqueda</text:p>
        <text:p text:style-name="P23">como Google, Bing, o Yahoo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Microsoft YaHei" svg:font-family="Microsoft YaHei" style:font-family-generic="swiss"/>
  </office:font-face-decls>
  <office:styles>
    <style:default-style style:family="paragraph">
      <style:paragraph-properties fo:text-align="start" style:tab-stop-distance="1.251cm"/>
      <style:text-properties fo:hyphenate="false" style:font-name="Times New Roman" fo:font-size="12pt" fo:language="fr" fo:country="fr" style:font-name-asian="SimSun" style:font-size-asian="12pt" style:language-asian="zh" style:country-asian="cn" style:font-name-complex="Arial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text:number-lines="false"/>
      <style:text-properties fo:hyphenate="false" fo:hyphenation-remain-char-count="2" fo:hyphenation-push-char-count="2" style:font-name="Times New Roman" fo:font-size="12pt" fo:font-weight="normal" fo:font-style="normal" fo:language="fr" fo:country="fr" style:font-name-asian="SimSun" style:font-size-asian="12pt" style:font-weight-asian="normal" style:font-style-asian="normal" style:language-asian="zh" style:country-asian="cn" style:font-name-complex="Ari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itre_20_1" style:display-name="Titre 1" style:family="paragraph" style:parent-style-name="Normal" style:next-style-name="Normal" style:default-outline-level="1">
      <style:paragraph-properties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Arial" fo:font-size="18pt" fo:font-weight="bold" fo:language="fr" fo:country="fr" style:font-size-asian="18pt" style:font-weight-asian="bold" style:language-asian="none" style:country-asian="none" style:font-name-complex="Arial" style:font-size-complex="18pt" style:font-weight-complex="bold" style:language-complex="none" style:country-complex="none"/>
    </style:style>
    <style:style style:name="Titre_20_2" style:display-name="Titre 2" style:family="paragraph" style:parent-style-name="Titre_20_1" style:next-style-name="Normal" style:default-outline-level="2">
      <style:paragraph-properties fo:hyphenation-ladder-count="no-limit" text:number-lines="true"/>
      <style:text-properties fo:hyphenate="true" fo:hyphenation-remain-char-count="2" fo:hyphenation-push-char-count="2" fo:font-size="16pt" style:font-size-asian="16pt" style:font-size-complex="16pt"/>
    </style:style>
    <style:style style:name="Standard" style:display-name="Standard" style:family="paragraph" style:parent-style-name="Normal">
      <style:paragraph-properties text:number-lines="true"/>
      <style:text-properties fo:hyphenate="false" fo:hyphenation-remain-char-count="2" fo:hyphenation-push-char-count="2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fo:hyphenate="false" fo:hyphenation-remain-char-count="2" fo:hyphenation-push-char-count="2" style:font-name="Arial" fo:font-size="14pt" style:font-name-asian="Microsoft YaHei" style:font-size-asian="14pt" style:font-name-complex="Arial" style:font-size-complex="14pt"/>
    </style:style>
    <style:style style:name="Titre_20_3" style:display-name="Titre 3" style:family="paragraph" style:parent-style-name="Heading" style:next-style-name="Text_20_body" style:default-outline-level="3" style:list-style-name="Outline">
      <style:paragraph-properties fo:margin-left="1.270cm" fo:text-indent="-1.261cm" style:auto-text-indent="false" text:number-lines="true"/>
      <style:text-properties fo:hyphenate="false" fo:hyphenation-remain-char-count="2" fo:hyphenation-push-char-count="2" style:font-name="Times New Roman" fo:font-size="14pt" fo:font-weight="bold" style:font-name-asian="SimSun" style:font-size-asian="14pt" style:font-weight-asian="bold" style:font-name-complex="Arial" style:font-size-complex="14pt" style:font-weight-complex="bold"/>
    </style:style>
    <style:style style:name="Text_20_body" style:display-name="Text body" style:family="paragraph" style:parent-style-name="Standard">
      <style:paragraph-properties fo:margin-top="0.000cm" fo:margin-bottom="0.212cm" text:number-lines="true"/>
      <style:text-properties fo:hyphenate="false" fo:hyphenation-remain-char-count="2" fo:hyphenation-push-char-count="2"/>
    </style:style>
    <style:style style:name="Liste" style:display-name="Liste" style:family="paragraph" style:parent-style-name="Text_20_body">
      <style:paragraph-properties text:number-lines="true"/>
      <style:text-properties fo:hyphenate="false" fo:hyphenation-remain-char-count="2" fo:hyphenation-push-char-count="2" style:font-name-complex="Arial"/>
    </style:style>
    <style:style style:name="Légende" style:display-name="Légende" style:family="paragraph" style:parent-style-name="Standard">
      <style:paragraph-properties fo:margin-top="0.212cm" fo:margin-bottom="0.212cm" text:number-lines="true"/>
      <style:text-properties fo:hyphenate="false" fo:hyphenation-remain-char-count="2" fo:hyphenation-push-char-count="2" fo:font-size="12pt" fo:font-style="italic" style:font-size-asian="12pt" style:font-style-asian="italic" style:font-name-complex="Arial" style:font-size-complex="12pt" style:font-style-complex="italic"/>
    </style:style>
    <style:style style:name="Index" style:display-name="Index" style:family="paragraph" style:parent-style-name="Standard">
      <style:paragraph-properties text:number-lines="true"/>
      <style:text-properties fo:hyphenate="false" fo:hyphenation-remain-char-count="2" fo:hyphenation-push-char-count="2" style:font-name-complex="Arial"/>
    </style:style>
    <style:style style:name="Normal" style:display-name="Normal" style:family="text"/>
    <style:style style:name="Numbering_20_Symbols" style:display-name="Numbering Symbols" style:family="text"/>
    <text:list-style style:name="Outline" style:display-name="Outline">
      <text:list-level-style-number text:level="1" style:num-format="" text:start-value="1" text:display-levels="1">
        <style:list-level-properties text:list-level-position-and-space-mode="label-alignment">
          <style:list-level-label-alignment fo:margin-left="0.028cm" fo:text-indent="0.028cm" text:label-followed-by="listtab"/>
        </style:list-level-properties>
      </text:list-level-style-number>
      <text:list-level-style-number text:level="2" style:num-format="" text:start-value="1" text:display-levels="1">
        <style:list-level-properties text:list-level-position-and-space-mode="label-alignment">
          <style:list-level-label-alignment fo:margin-left="0.028cm" fo:text-indent="0.028cm" text:label-followed-by="listtab"/>
        </style:list-level-properties>
      </text:list-level-style-number>
      <text:list-level-style-number text:level="3" style:num-format="" text:start-value="1" text:display-levels="1">
        <style:list-level-properties text:list-level-position-and-space-mode="label-alignment">
          <style:list-level-label-alignment fo:margin-left="0.028cm" fo:text-indent="0.028cm" text:label-followed-by="listtab"/>
        </style:list-level-properties>
      </text:list-level-style-number>
      <text:list-level-style-number text:level="4" style:num-format="" text:start-value="1" text:display-levels="1">
        <style:list-level-properties text:list-level-position-and-space-mode="label-alignment">
          <style:list-level-label-alignment fo:margin-left="0.028cm" fo:text-indent="0.028cm" text:label-followed-by="listtab"/>
        </style:list-level-properties>
      </text:list-level-style-number>
      <text:list-level-style-number text:level="5" style:num-format="" text:start-value="1" text:display-levels="1">
        <style:list-level-properties text:list-level-position-and-space-mode="label-alignment">
          <style:list-level-label-alignment fo:margin-left="0.028cm" fo:text-indent="0.028cm" text:label-followed-by="listtab"/>
        </style:list-level-properties>
      </text:list-level-style-number>
      <text:list-level-style-number text:level="6" style:num-format="" text:start-value="1" text:display-levels="1">
        <style:list-level-properties text:list-level-position-and-space-mode="label-alignment">
          <style:list-level-label-alignment fo:margin-left="0.028cm" fo:text-indent="0.028cm" text:label-followed-by="listtab"/>
        </style:list-level-properties>
      </text:list-level-style-number>
      <text:list-level-style-number text:level="7" style:num-format="" text:start-value="1" text:display-levels="1">
        <style:list-level-properties text:list-level-position-and-space-mode="label-alignment">
          <style:list-level-label-alignment fo:margin-left="0.028cm" fo:text-indent="0.028cm" text:label-followed-by="listtab"/>
        </style:list-level-properties>
      </text:list-level-style-number>
      <text:list-level-style-number text:level="8" style:num-format="" text:start-value="1" text:display-levels="1">
        <style:list-level-properties text:list-level-position-and-space-mode="label-alignment">
          <style:list-level-label-alignment fo:margin-left="0.028cm" fo:text-indent="0.028cm" text:label-followed-by="listtab"/>
        </style:list-level-properties>
      </text:list-level-style-number>
      <text:list-level-style-number text:level="9" style:num-format="" text:start-value="1" text:display-levels="1">
        <style:list-level-properties text:list-level-position-and-space-mode="label-alignment">
          <style:list-level-label-alignment fo:margin-left="0.028cm" fo:text-indent="0.028cm" text:label-followed-by="listtab"/>
        </style:list-level-properties>
      </text:list-level-style-number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13cm" fo:page-height="29.718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Edu Hermosilla</meta:initial-creator>
    <meta:creation-date>2024-09-07T12:14:52</meta:creation-date>
    <dc:date>2024-09-20T05:15:46</dc:date>
    <meta:print-date>1970-01-01T01:00:00</meta:print-date>
  </office:meta>
</office:document-meta>
</file>